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1.7055in"/>
    </style:style>
    <style:style style:name="co10" style:family="table-column">
      <style:table-column-properties fo:break-before="auto" style:column-width="4.8835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9999" fo:wrap-option="wrap" fo:border="0.06pt solid #000000" style:rotation-angle="90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 style:data-style-name="N125">
      <style:table-cell-properties fo:background-color="#999999" fo:wrap-option="wrap" fo:border="0.06pt solid #000000" style:rotation-angle="90"/>
    </style:style>
    <style:style style:name="ce11" style:family="table-cell" style:parent-style-name="Default" style:data-style-name="N125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rotation-angle="90"/>
      <style:paragraph-properties fo:text-align="center" fo:margin-left="0in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" style:family="table-cell" style:parent-style-name="Default">
      <style:table-cell-properties fo:background-color="#999999" fo:border="0.06pt solid #000000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Arial" fo:font-size="36pt" style:font-name-asian="Linux Libertine G" style:font-size-asian="36pt" style:font-name-complex="Arial" style:font-size-complex="36pt"/>
    </style:style>
    <style:style style:name="ce20" style:family="table-cell" style:parent-style-name="Default">
      <style:table-cell-properties fo:background-color="#999999" fo:border="0.06pt solid #000000"/>
      <style:text-properties style:font-name="Arial" fo:font-size="11pt" style:font-name-asian="Linux Libertine G" style:font-size-asian="11pt" style:font-name-complex="Arial" style:font-size-complex="11pt"/>
    </style:style>
    <style:style style:name="ce2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3" style:family="table-cell" style:parent-style-name="Default">
      <style:table-cell-properties fo:background-color="#999999" fo:wrap-option="wrap" fo:border="0.06pt solid #000000"/>
    </style:style>
    <style:style style:name="ce24" style:family="table-cell" style:parent-style-name="Default" style:data-style-name="N100">
      <style:table-cell-properties fo:background-color="#999999" fo:border="0.06pt solid #000000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12" table:default-cell-style-name="ce9"/>
        <table:table-row table:style-name="ro1">
          <table:table-cell table:style-name="ce2" office:value-type="string" calcext:value-type="string">
            <text:p>This is an ID for all the questions in this spreadsheet</text:p>
          </table:table-cell>
          <table:table-cell table:style-name="ce10" office:value-type="string" calcext:value-type="string">
            <text:p>This is the KKLC # for the Character that is being used</text:p>
          </table:table-cell>
          <table:table-cell table:style-name="ce15" table:number-columns-repeated="2"/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See the Kanji, then write the kanji on the back</text:p>
          </table:table-cell>
          <table:table-cell table:style-name="ce15" office:value-type="string" calcext:value-type="string">
            <text:p>This gives a sentence in English, and allows the user to draw the kanji required</text:p>
          </table:table-cell>
          <table:table-cell table:style-name="ce2"/>
          <table:table-cell table:style-name="ce2" office:value-type="string" calcext:value-type="string">
            <text:p>if READING has content, it is a vocabulary word used to build up the previous CHARACTER</text:p>
          </table:table-cell>
          <table:table-cell table:style-name="ce23" office:value-type="string" office:string-value="https://www.htmlsymbols.xyz/&#10;&#10;&#10;①&amp;#9312;&#10;②&amp;#9313;&#10;③&amp;#9314;&#10;④&amp;#9315;&#10;⑤&amp;#9316;&#10;⑥&amp;#9317;&#10;⑦&amp;#9318;&#10;⑧&amp;#9319;&#10;⑨&amp;#9320;&#10;⑩&amp;#9321;" calcext:value-type="string">
            <text:p>https://www.htmlsymbols.xyz/</text:p>
            <text:p/>
            <text:p/>
            <text:p>①&amp;#9312;</text:p>
            <text:p>②&amp;#9313;</text:p>
            <text:p>③&amp;#9314;</text:p>
            <text:p>④&amp;#9315;</text:p>
            <text:p>⑤&amp;#9316;</text:p>
            <text:p>⑥&amp;#9317;</text:p>
            <text:p>⑦&amp;#9318;</text:p>
            <text:p>⑧&amp;#9319;</text:p>
            <text:p>⑨&amp;#9320;</text:p>
            <text:p>⑩&amp;#9321;</text:p>
          </table:table-cell>
          <table:table-cell table:style-name="ce23" table:number-columns-repeated="1013"/>
          <table:table-cell/>
        </table:table-row>
        <table:table-row table:style-name="ro2">
          <table:table-cell table:style-name="ce2"/>
          <table:table-cell table:style-name="ce10"/>
          <table:table-cell table:style-name="ce15" office:value-type="string" calcext:value-type="string">
            <text:p>Kanji</text:p>
          </table:table-cell>
          <table:table-cell table:style-name="ce15" office:value-type="string" calcext:value-type="string">
            <text:p>Vocab</text:p>
          </table:table-cell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Write</text:p>
          </table:table-cell>
          <table:table-cell table:style-name="ce15" office:value-type="string" calcext:value-type="string">
            <text:p>Recognition</text:p>
          </table:table-cell>
          <table:table-cell table:style-name="ce2" table:number-columns-repeated="2"/>
          <table:table-cell table:style-name="ce23" table:number-columns-repeated="1014"/>
          <table:table-cell/>
        </table:table-row>
        <table:table-row table:style-name="ro3">
          <table:table-cell office:value-type="string" calcext:value-type="string">
            <text:p>ID</text:p>
          </table:table-cell>
          <table:table-cell table:style-name="ce9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日</text:p>
          </table:table-cell>
          <table:table-cell table:style-name="ce17"/>
          <table:table-cell office:value-type="string" calcext:value-type="string">
            <text:p><text:span text:style-name="T1">&lt;sup&gt;1&lt;/sup&gt;</text:span> SUN&lt;br&gt;</text:p>
            <text:p><text:span text:style-name="T1">&lt;sup&gt;2&lt;/sup&gt;</text:span> DAY&lt;br&gt;</text:p>
            <text:p><text:span text:style-name="T1">&lt;sup&gt;</text:span>3&lt;/sup&gt; JAPAN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 office:value-type="string" calcext:value-type="string">
            <text:p>１（にち）　ごと　に。</text:p>
          </table:table-cell>
          <table:table-cell office:value-type="string" calcext:value-type="string">
            <text:p>(Once) every day.</text:p>
          </table:table-cell>
          <table:table-cell office:value-type="string" calcext:value-type="string">
            <text:p>「ーごとに」[“every __ “]</text:p>
          </table:table-cell>
          <table:table-cell table:number-columns-repeated="101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 office:value-type="string" calcext:value-type="string">
            <text:p>１（にち）　が　すぎた。</text:p>
          </table:table-cell>
          <table:table-cell office:value-type="string" calcext:value-type="string">
            <text:p>A day passed.</text:p>
          </table:table-cell>
          <table:table-cell office:value-type="string" calcext:value-type="string">
            <text:p>「が」[subject marker]</text:p>
          </table:table-cell>
          <table:table-cell table:number-columns-repeated="101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つだけ</text:p>
          </table:table-cell>
          <table:table-cell table:style-name="ce18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</text:p>
          </table:table-cell>
          <table:table-cell table:style-name="ce18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まで</text:p>
          </table:table-cell>
          <table:table-cell table:style-name="ce20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三日</text:p>
          </table:table-cell>
          <table:table-cell table:style-name="ce20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グラム</text:p>
          </table:table-cell>
          <table:table-cell table:style-name="ce20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日</text:p>
          </table:table-cell>
          <table:table-cell table:style-name="ce20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日</text:p>
          </table:table-cell>
          <table:table-cell table:style-name="ce18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一から十まで</text:p>
          </table:table-cell>
          <table:table-cell table:style-name="ce20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9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日</text:p>
          </table:table-cell>
          <table:table-cell table:style-name="ce18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四</text:p>
          </table:table-cell>
          <table:table-cell table:style-name="ce20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ミリ</text:p>
          </table:table-cell>
          <table:table-cell table:style-name="ce18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五日</text:p>
          </table:table-cell>
          <table:table-cell table:style-name="ce20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五十五</text:p>
          </table:table-cell>
          <table:table-cell table:style-name="ce18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六日</text:p>
          </table:table-cell>
          <table:table-cell table:style-name="ce20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六</text:p>
          </table:table-cell>
          <table:table-cell table:style-name="ce18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日</text:p>
          </table:table-cell>
          <table:table-cell table:style-name="ce18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十五</text:p>
          </table:table-cell>
          <table:table-cell table:style-name="ce20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五三</text:p>
          </table:table-cell>
          <table:table-cell table:style-name="ce18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八日</text:p>
          </table:table-cell>
          <table:table-cell table:style-name="ce18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八日</text:p>
          </table:table-cell>
          <table:table-cell table:style-name="ce18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円</text:p>
          </table:table-cell>
          <table:table-cell/>
          <table:table-cell office:value-type="string" calcext:value-type="string">
            <text:p><text:span text:style-name="T1">&lt;sup&gt;1&lt;/sup&gt; CIRCLE</text:span>&lt;br&gt;</text:p>
            <text:p><text:span text:style-name="T1">&lt;sup&gt;2&lt;/sup&gt; YE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○</text:p>
          </table:table-cell>
          <table:table-cell/>
          <table:table-cell office:value-type="string" calcext:value-type="string">
            <text:p><text:span text:style-name="T1">&lt;sup&gt;1&lt;/sup&gt; ZERO, placeholder</text:span>&lt;br&gt;</text:p>
            <text:p><text:span text:style-name="T1">&lt;sup&gt;2&lt;/sup&gt; CIRCLE MARK; “blank”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目</text:p>
          </table:table-cell>
          <table:table-cell/>
          <table:table-cell office:value-type="string" calcext:value-type="string">
            <text:p><text:span text:style-name="T1">&lt;sup&gt;1&lt;/sup&gt; EYE</text:span>&lt;br&gt;</text:p>
            <text:p><text:span text:style-name="T1">&lt;sup&gt;2&lt;/sup&gt; ITEM; subdivision; ord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月</text:p>
          </table:table-cell>
          <table:table-cell/>
          <table:table-cell office:value-type="string" calcext:value-type="string">
            <text:p>1 MOON </text:p>
            <text:p>2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March 8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明</text:p>
          </table:table-cell>
          <table:table-cell/>
          <table:table-cell office:value-type="string" calcext:value-type="string">
            <text:p><text:span text:style-name="T1">&lt;sup&gt;1&lt;/sup&gt; BRIGHT, cheerful</text:span>&lt;br&gt;</text:p>
            <text:p><text:span text:style-name="T1">&lt;sup&gt;2&lt;/sup&gt; CLEA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n days of the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" calcext:value-type="float">
            <text:p>00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火</text:p>
          </table:table-cell>
          <table:table-cell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; pilot burner; cause (of a w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sh-and-burn agricul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" calcext:value-type="float">
            <text:p>00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水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s opposite of) fire and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ut, nozz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ddy field, 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 and Wedne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" calcext:value-type="float">
            <text:p>00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木</text:p>
          </table:table-cell>
          <table:table-cell/>
          <table:table-cell office:value-type="string" calcext:value-type="string">
            <text:p><text:span text:style-name="T1">&lt;sup&gt;1&lt;/sup&gt; TREE</text:span>&lt;br&gt;</text:p>
            <text:p><text:span text:style-name="T1">&lt;sup&gt;2&lt;/sup&gt; WOOD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 7 (Thursda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s and Thur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ood)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" calcext:value-type="float">
            <text:p>00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金</text:p>
          </table:table-cell>
          <table:table-cell/>
          <table:table-cell office:value-type="string" calcext:value-type="string">
            <text:p><text:span text:style-name="T1">&lt;sup&gt;1&lt;/sup&gt; METAL</text:span>&lt;br&gt;</text:p>
            <text:p><text:span text:style-name="T1">&lt;sup&gt;2&lt;/sup&gt; GOLD</text:span>&lt;br&gt;</text:p>
            <text:p><text:span text:style-name="T1">&lt;sup&gt;3&lt;/sup&gt; MONE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al clasp, snap; metal c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me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, Wednesdays, and Fri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" calcext:value-type="float">
            <text:p>00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土</text:p>
          </table:table-cell>
          <table:table-cell/>
          <table:table-cell office:value-type="string" calcext:value-type="string">
            <text:p>SOIL,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 and Sunday, 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 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rig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ddling with dirt, puttering in the gar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" calcext:value-type="float">
            <text:p>00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本</text:p>
          </table:table-cell>
          <table:table-cell/>
          <table:table-cell office:value-type="string" calcext:value-type="string">
            <text:p><text:span text:style-name="T1">&lt;sup&gt;1&lt;/sup&gt; BASIS, origin, root</text:span>&lt;br&gt;</text:p>
            <text:p><text:span text:style-name="T1">&lt;sup&gt;2&lt;/sup&gt; BOOK</text:span>&lt;br&gt;</text:p>
            <text:p><text:span text:style-name="T1">&lt;sup&gt;3&lt;/sup&gt; THI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person’s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rson himself; the sai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is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" calcext:value-type="float">
            <text:p>00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東</text:p>
          </table:table-cell>
          <table:table-cell/>
          <table:table-cell office:value-type="string" calcext:value-type="string">
            <text:p>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er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Tim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" calcext:value-type="float">
            <text:p>00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大</text:p>
          </table:table-cell>
          <table:table-cell/>
          <table:table-cell office:value-type="string" calcext:value-type="string">
            <text:p><text:span text:style-name="T1">&lt;sup&gt;1&lt;/sup&gt; BIG</text:span>&lt;br&gt;</text:p>
            <text:p><text:span text:style-name="T1">&lt;sup&gt;2&lt;/sup&gt; UNIVERSIT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sum of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,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" calcext:value-type="float">
            <text:p>00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小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 with thirty or fewer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and small; s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lot, small sum (amount); end, 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ok, stream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" calcext:value-type="float">
            <text:p>00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中</text:p>
          </table:table-cell>
          <table:table-cell/>
          <table:table-cell office:value-type="string" calcext:value-type="string">
            <text:p><text:span text:style-name="T1">&lt;sup&gt;1&lt;/sup&gt; MIDDLE</text:span>&lt;br&gt;</text:p>
            <text:p><text:span text:style-name="T1">&lt;sup&gt;2&lt;/sup&gt; IN, throughout</text:span>&lt;br&gt;</text:p>
            <text:p><text:span text:style-name="T1">&lt;sup&gt;3&lt;/sup&gt; CHINA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um-high 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; in the middle of; between, am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ring the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China, Japanese-Chi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" calcext:value-type="float">
            <text:p>00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生</text:p>
          </table:table-cell>
          <table:table-cell/>
          <table:table-cell table:style-name="ce25" office:value-type="string" calcext:value-type="string">
            <text:p><text:span text:style-name="T1">&lt;sup&gt;1&lt;/sup&gt; LIFE, grow</text:span>&lt;br&gt;</text:p>
            <text:p><text:span text:style-name="T1">&lt;sup&gt;2&lt;/sup&gt; BE BORN, give birth to</text:span>&lt;br&gt;</text:p>
            <text:p><text:span text:style-name="T1">&lt;sup&gt;3&lt;/sup&gt; STUDEN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life,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fetime, all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be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 of the 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" calcext:value-type="float">
            <text:p>00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 and ri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; very mu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" calcext:value-type="float">
            <text:p>00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出</text:p>
          </table:table-cell>
          <table:table-cell/>
          <table:table-cell office:value-type="string" calcext:value-type="string">
            <text:p><text:span text:style-name="T1">&lt;sup&gt;1&lt;/sup&gt; GO OUT</text:span>&lt;br&gt;</text:p>
            <text:p><text:span text:style-name="T1">&lt;sup&gt;2&lt;/sup&gt; PUT OU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out, depart; go to, b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out, produce, ex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" calcext:value-type="float">
            <text:p>00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入</text:p>
          </table:table-cell>
          <table:table-cell/>
          <table:table-cell office:value-type="string" calcext:value-type="string">
            <text:p><text:span text:style-name="T1">&lt;sup&gt;1&lt;/sup&gt; ENTER</text:span>&lt;br&gt;</text:p>
            <text:p><text:span text:style-name="T1">&lt;sup&gt;2&lt;/sup&gt; PUT I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; join; contain; have; be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, let in; accommodate;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yment, depos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" calcext:value-type="float">
            <text:p>00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下</text:p>
          </table:table-cell>
          <table:table-cell/>
          <table:table-cell office:value-type="string" calcext:value-type="string">
            <text:p>DOWN, lower, be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werage, drain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w, at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stream, down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Ms. Kawada’s supervi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" calcext:value-type="float">
            <text:p>00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上</text:p>
          </table:table-cell>
          <table:table-cell/>
          <table:table-cell office:value-type="string" calcext:value-type="string">
            <text:p>UP, rise, raise, ab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and low; rise and fall; first and second (volum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superiors, one’s seniors, one’s el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stream, up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, rise; be fin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" calcext:value-type="float">
            <text:p>00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止</text:p>
          </table:table-cell>
          <table:table-cell/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, stop, discontinue, can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ch, roost; foot 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p (performing an ac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" calcext:value-type="float">
            <text:p>00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正</text:p>
          </table:table-cell>
          <table:table-cell/>
          <table:table-cell office:value-type="string" calcext:value-type="string">
            <text:p>RIGHT, upright, correct, ex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document; authenticated cop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(era)(reign of Emperor Taisho, 1912-26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’s holiday; 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,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surely, certain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" calcext:value-type="float">
            <text:p>00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足</text:p>
          </table:table-cell>
          <table:table-cell/>
          <table:table-cell office:value-type="string" calcext:value-type="string">
            <text:p><text:span text:style-name="T1">&lt;sup&gt;1&lt;/sup&gt; FOOT, leg; step</text:span>&lt;br&gt;</text:p>
            <text:p><text:span text:style-name="T1">&lt;sup&gt;2&lt;/sup&gt; SUFFICE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air (of shoes/sock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/under one’s feet; gait, pace,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will suff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" calcext:value-type="float">
            <text:p>00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定</text:p>
          </table:table-cell>
          <table:table-cell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fine, unif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 [cf. 規 0624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; decision; destiny; certain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" calcext:value-type="float">
            <text:p>00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手</text:p>
          </table:table-cell>
          <table:table-cell/>
          <table:table-cell office:value-type="string" calcext:value-type="string">
            <text:p><text:span text:style-name="T1">&lt;sup&gt;1&lt;/sup&gt; HAND, arm; labor; skill</text:span>&lt;br&gt;</text:p>
            <text:p><text:span text:style-name="T1">&lt;sup&gt;2&lt;/sup&gt; PERFORMER OF AN ACTION, -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tain, pro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profic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skillful, clum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, man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, healer, highly capa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" calcext:value-type="float">
            <text:p>00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用</text:p>
          </table:table-cell>
          <table:table-cell/>
          <table:table-cell office:value-type="string" calcext:value-type="string">
            <text:p><text:span text:style-name="T1">&lt;sup&gt;1&lt;/sup&gt; EMPLOY, use</text:span>&lt;br&gt;</text:p>
            <text:p><text:span text:style-name="T1">&lt;sup&gt;2&lt;/sup&gt; THINGS TO DO, busines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loy,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ward,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p [irrigation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da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things to 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" calcext:value-type="float">
            <text:p>00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無</text:p>
          </table:table-cell>
          <table:table-cell/>
          <table:table-cell office:value-type="string" calcext:value-type="string">
            <text:p>&lt;sup&gt;1&lt;/sup&gt; WITHOUT&lt;br&gt;</text:p>
            <text:p>&lt;sup&gt;2&lt;/sup&gt; NO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; unman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less; unnecessary; forbi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to nau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no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iturnity, retic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" calcext:value-type="float">
            <text:p>00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不</text:p>
          </table:table-cell>
          <table:table-cell/>
          <table:table-cell office:value-type="string" calcext:value-type="string">
            <text:p>NOT, un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 no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justice, wrong, illeg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certain, indefin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ufficiency; want; dissatisf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" calcext:value-type="float">
            <text:p>00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回</text:p>
          </table:table-cell>
          <table:table-cell/>
          <table:table-cell office:value-type="string" calcext:value-type="string">
            <text:p>&lt;sup&gt;1&lt;/sup&gt; TURN ROUND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ed, go/be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hand; personal (item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ime, o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" calcext:value-type="float">
            <text:p>00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言</text:p>
          </table:table-cell>
          <table:table-cell/>
          <table:table-cell office:value-type="string" calcext:value-type="string">
            <text:p>&lt;sup&gt;1&lt;/sup&gt; SAY&lt;br&gt;</text:p>
            <text:p>&lt;sup&gt;2&lt;/sup&gt; SPEECH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speak, state; call,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ression, turn of phr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,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ence, mute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" calcext:value-type="float">
            <text:p>00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舌</text:p>
          </table:table-cell>
          <table:table-cell/>
          <table:table-cell office:value-type="string" calcext:value-type="string">
            <text:p>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harp)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rulity, loqu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ck out one’s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ongue gets twis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" calcext:value-type="float">
            <text:p>00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話</text:p>
          </table:table-cell>
          <table:table-cell/>
          <table:table-cell office:value-type="string" calcext:value-type="string">
            <text:p>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, person spea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talking, busy (telephone li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hing to s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" calcext:value-type="float">
            <text:p>00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活</text:p>
          </table:table-cell>
          <table:table-cell/>
          <table:table-cell office:value-type="string" calcext:value-type="string">
            <text:p>&lt;sup&gt;1&lt;/sup&gt; ACTIVE&lt;br&gt;</text:p>
            <text:p>&lt;sup&gt;2&lt;/sup&gt; LIVE, lead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apply; conjugate, in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ve 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, existence; livelih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" calcext:value-type="float">
            <text:p>00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行</text:p>
          </table:table-cell>
          <table:table-cell/>
          <table:table-cell office:value-type="string" calcext:value-type="string">
            <text:p>&lt;sup&gt;1&lt;/sup&gt; GO, proceed&lt;br&gt;</text:p>
            <text:p>&lt;sup&gt;2&lt;/sup&gt; ACT, perform&lt;br&gt;</text:p>
            <text:p>&lt;sup&gt;3&lt;/sup&gt; LINE (of prin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, proceed; att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ay, ahead (of 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, do, perform; practice, carry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ech and con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lines (of tex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" calcext:value-type="float">
            <text:p>00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心</text:p>
          </table:table-cell>
          <table:table-cell/>
          <table:table-cell office:value-type="string" calcext:value-type="string">
            <text:p>HEART, mind, center, 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mind, one’s real intention; one’s 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, mid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, mind, true moti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vers’ suicide, double 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one’s heart’s cont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" calcext:value-type="float">
            <text:p>00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耳</text:p>
          </table:table-cell>
          <table:table-cell/>
          <table:table-cell office:value-type="string" calcext:value-type="string">
            <text:p>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s and ears; one’s at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p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ob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" calcext:value-type="float">
            <text:p>00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又</text:p>
          </table:table-cell>
          <table:table-cell/>
          <table:table-cell office:value-type="string" calcext:value-type="string">
            <text:p>&lt;sup&gt;1&lt;/sup&gt; AGAIN; also&lt;br&gt;</text:p>
            <text:p>&lt;sup&gt;2&lt;/sup&gt; OR, in other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you 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; in other wor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" calcext:value-type="float">
            <text:p>00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取</text:p>
          </table:table-cell>
          <table:table-cell/>
          <table:table-cell office:value-type="string" calcext:value-type="string">
            <text:p>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ing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in; harvest; accept, ado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/pick up; confiscate; deliver (a baby); accept, listen to; adopt (a proposal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ut, get out, pi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" calcext:value-type="float">
            <text:p>00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身</text:p>
          </table:table-cell>
          <table:table-cell/>
          <table:table-cell office:value-type="string" calcext:value-type="string">
            <text:p>&lt;sup&gt;1&lt;/sup&gt; BODY&lt;br&gt;</text:p>
            <text:p>&lt;sup&gt;2&lt;/sup&gt; ONE’S PERSON&lt;br&gt;</text:p>
            <text:p>&lt;sup&gt;3&lt;/sup&gt; SOCIAL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 and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lace of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career, one’s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erson, personal circle/belong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" calcext:value-type="float">
            <text:p>00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休</text:p>
          </table:table-cell>
          <table:table-cell/>
          <table:table-cell office:value-type="string" calcext:value-type="string">
            <text:p>REST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iday, day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r hol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use, standstill, dormancy; 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ess; suspension; vacation, holiday; abs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" calcext:value-type="float">
            <text:p>00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体</text:p>
          </table:table-cell>
          <table:table-cell/>
          <table:table-cell office:value-type="string" calcext:value-type="string">
            <text:p>&lt;sup&gt;1&lt;/sup&gt; BODY&lt;br&gt;</text:p>
            <text:p>&lt;sup&gt;2&lt;/sup&gt;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ine; generally, roughly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ide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shape; conscious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" calcext:value-type="float">
            <text:p>00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信</text:p>
          </table:table-cell>
          <table:table-cell/>
          <table:table-cell office:value-type="string" calcext:value-type="string">
            <text:p>&lt;sup&gt;1&lt;/sup&gt; BELIEVE, trust&lt;br&gt;</text:p>
            <text:p>&lt;sup&gt;2&lt;/sup&gt; MESSAGE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st, credit, 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th, belief,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ing the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ust, discred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lieve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" calcext:value-type="float">
            <text:p>00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付</text:p>
          </table:table-cell>
          <table:table-cell/>
          <table:table-cell office:value-type="string" calcext:value-type="string">
            <text:p>ATTACH, be attached to,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tscript, additional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 (to), adhere (to);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, fasten; put (one thing on 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d on, ap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 (knowledge)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" calcext:value-type="float">
            <text:p>00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受</text:p>
          </table:table-cell>
          <table:table-cell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ption (of radio waves); receipt of a me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iveness; passive 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ept, consent to; receive, accommo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pt; reception des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" calcext:value-type="float">
            <text:p>00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以</text:p>
          </table:table-cell>
          <table:table-cell/>
          <table:table-cell office:value-type="string" calcext:value-type="string">
            <text:p>&lt;sup&gt;1&lt;/sup&gt; TO THE ... OF&lt;br&gt;</text:p>
            <text:p>&lt;sup&gt;2&lt;/sup&gt; BY MEAN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more than, under; 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less than; beyond; the above-mentioned; now that; that’s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or mor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this; because of thi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" calcext:value-type="float">
            <text:p>00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立</text:p>
          </table:table-cell>
          <table:table-cell/>
          <table:table-cell office:value-type="string" calcext:value-type="string">
            <text:p>&lt;sup&gt;1&lt;/sup&gt; STAND&lt;br&gt;</text:p>
            <text:p>&lt;sup&gt;2&lt;/sup&gt;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utr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s to one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tting while stand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make stand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" calcext:value-type="float">
            <text:p>00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部</text:p>
          </table:table-cell>
          <table:table-cell/>
          <table:table-cell office:value-type="string" calcext:value-type="string">
            <text:p>SECTION, division, depar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portion, section; a copy (of printer mat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part (section), top;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, east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under the heading of; be classed amo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" calcext:value-type="float">
            <text:p>00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倍</text:p>
          </table:table-cell>
          <table:table-cell/>
          <table:table-cell office:value-type="string" calcext:value-type="string">
            <text:p>&lt;sup&gt;1&lt;/sup&gt; TIMES, -fold&lt;br&gt;</text:p>
            <text:p>&lt;sup&gt;2&lt;/sup&gt; 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wice as much as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least twice as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" calcext:value-type="float">
            <text:p>00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成</text:p>
          </table:table-cell>
          <table:table-cell/>
          <table:table-cell office:value-type="string" calcext:value-type="string">
            <text:p>&lt;sup&gt;1&lt;/sup&gt; BECOME; form&lt;br&gt;</text:p>
            <text:p>&lt;sup&gt;2&lt;/sup&gt; ACH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into existence; be formed, be organ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hieve grea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, grown-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, form, consist of; be accompl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; accomp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" calcext:value-type="float">
            <text:p>00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代</text:p>
          </table:table-cell>
          <table:table-cell/>
          <table:table-cell office:value-type="string" calcext:value-type="string">
            <text:p><text:span text:style-name="T1">&lt;sup&gt;1&lt;/sup&gt; REPLACE, substitute&lt;br&gt;</text:span></text:p>
            <text:p>&lt;sup&gt;2&lt;/sup&gt; GENERATION, age&lt;br&gt;</text:p>
            <text:p>&lt;sup&gt;3&lt;/sup&gt; CHARGE, f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take the plac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replace (something) with (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s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e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xi f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" calcext:value-type="float">
            <text:p>00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王</text:p>
          </table:table-cell>
          <table:table-cell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ck, check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a mag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hrone a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 a 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" calcext:value-type="float">
            <text:p>00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玉</text:p>
          </table:table-cell>
          <table:table-cell/>
          <table:table-cell office:value-type="string" calcext:value-type="string">
            <text:p>GEM, round or spherica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ka d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ndred-yen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 bu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all; loss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 in the crystal, fly in the oint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" calcext:value-type="float">
            <text:p>00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宝</text:p>
          </table:table-cell>
          <table:table-cell/>
          <table:table-cell office:value-type="string" calcext:value-type="string">
            <text:p>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 Studios (fil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t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" calcext:value-type="float">
            <text:p>00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国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(park, etc.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6" calcext:value-type="float">
            <text:p>00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白</text:p>
          </table:table-cell>
          <table:table-cell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erson, Cauca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; silver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in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plain, obv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7" calcext:value-type="float">
            <text:p>00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皇</text:p>
          </table:table-cell>
          <table:table-cell/>
          <table:table-cell office:value-type="string" calcext:value-type="string">
            <text:p>EMPER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7" calcext:value-type="float">
            <text:p>00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archaic] Jap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8" calcext:value-type="float">
            <text:p>00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全</text:p>
          </table:table-cell>
          <table:table-cell/>
          <table:table-cell office:value-type="string" calcext:value-type="string">
            <text:p>WHOLE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hole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the whole; whol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infallible, absolutely se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irely, utte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9" calcext:value-type="float">
            <text:p>00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書</text:p>
          </table:table-cell>
          <table:table-cell/>
          <table:table-cell office:value-type="string" calcext:value-type="string">
            <text:p>&lt;sup&gt;1&lt;/sup&gt; WRITE&lt;br&gt;</text:p>
            <text:p>&lt;sup&gt;2&lt;/sup&gt;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c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rehensive treatise; complete wor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0" calcext:value-type="float">
            <text:p>00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事</text:p>
          </table:table-cell>
          <table:table-cell/>
          <table:table-cell office:value-type="string" calcext:value-type="string">
            <text:p>&lt;sup&gt;1&lt;/sup&gt; AFFAIR&lt;br&gt;</text:p>
            <text:p>&lt;sup&gt;2&lt;/sup&gt; ABSTRACT 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inci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 to do, errands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 to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nothing to write ab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1" calcext:value-type="float">
            <text:p>00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自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self; one’s ow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vident, ob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2" calcext:value-type="float">
            <text:p>00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貝</text:p>
          </table:table-cell>
          <table:table-cell/>
          <table:table-cell office:value-type="string" calcext:value-type="string">
            <text:p>SHEL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rie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h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ll bu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3" calcext:value-type="float">
            <text:p>00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見</text:p>
          </table:table-cell>
          <table:table-cell/>
          <table:table-cell office:value-type="string" calcext:value-type="string">
            <text:p>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ance; appar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line, heading, caption; title; inde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visible; look like, appear; be able to 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let see; pret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4" calcext:value-type="float">
            <text:p>00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力</text:p>
          </table:table-cell>
          <table:table-cell/>
          <table:table-cell office:value-type="string" calcext:value-type="string">
            <text:p>POWER, strength,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tal force, vitality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trength of a hundred men; great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ain (oneself), show one’s best ef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effort [emphasis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5" calcext:value-type="float">
            <text:p>00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刀</text:p>
          </table:table-cell>
          <table:table-cell/>
          <table:table-cell office:value-type="string" calcext:value-type="string">
            <text:p>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cketkn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e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quipped) with a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6" calcext:value-type="float">
            <text:p>00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切</text:p>
          </table:table-cell>
          <table:table-cell/>
          <table:table-cell office:value-type="string" calcext:value-type="string">
            <text:p>CUT, sh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weighty; valu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, slice, s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ut (off); run out, ex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piece of cak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7" calcext:value-type="float">
            <text:p>00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刃</text:p>
          </table:table-cell>
          <table:table-cell/>
          <table:table-cell office:value-type="string" calcext:value-type="string">
            <text:p>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ord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e by one’s o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arp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8" calcext:value-type="float">
            <text:p>00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分</text:p>
          </table:table-cell>
          <table:table-cell/>
          <table:table-cell office:value-type="string" calcext:value-type="string">
            <text:p>&lt;sup&gt;1&lt;/sup&gt; DIVIDE&lt;br&gt;</text:p>
            <text:p>&lt;sup&gt;2&lt;/sup&gt; PART&lt;br&gt;</text:p>
            <text:p>&lt;sup&gt;3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into parts, distrib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section, p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 position; rank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minut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9" calcext:value-type="float">
            <text:p>00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公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formal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(institu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, officially f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e in public; prof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rness, just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0" calcext:value-type="float">
            <text:p>00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別</text:p>
          </table:table-cell>
          <table:table-cell/>
          <table:table-cell office:value-type="string" calcext:value-type="string">
            <text:p>&lt;sup&gt;1&lt;/sup&gt; SEPARATE&lt;br&gt;</text:p>
            <text:p>&lt;sup&gt;2&lt;/sup&gt; AN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y, distinguish; divide, sepa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, part fr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1" calcext:value-type="float">
            <text:p>00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長</text:p>
          </table:table-cell>
          <table:table-cell/>
          <table:table-cell office:value-type="string" calcext:value-type="string">
            <text:p>&lt;sup&gt;1&lt;/sup&gt; LONG&lt;br&gt;</text:p>
            <text:p>&lt;sup&gt;2&lt;/sup&gt; CHIEF, se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re, h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sion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2" calcext:value-type="float">
            <text:p>00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男</text:p>
          </table:table-cell>
          <table:table-cell/>
          <table:table-cell office:value-type="string" calcext:value-type="string">
            <text:p>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men/ma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ly, mascu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r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ao [male given 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3" calcext:value-type="float">
            <text:p>00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daugh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n and women, both sex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rin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4" calcext:value-type="float">
            <text:p>00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子</text:p>
          </table:table-cell>
          <table:table-cell/>
          <table:table-cell office:value-type="string" calcext:value-type="string">
            <text:p>&lt;sup&gt;1&lt;/sup&gt; CHILD, son&lt;br&gt;</text:p>
            <text:p>&lt;sup&gt;2&lt;/sup&gt; NOUN SUFFIX, smal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, sons and daugh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g [cf.卵 1141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5" calcext:value-type="float">
            <text:p>00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好</text:p>
          </table:table-cell>
          <table:table-cell/>
          <table:table-cell office:value-type="string" calcext:value-type="string">
            <text:p>&lt;sup&gt;1&lt;/sup&gt; LIKE&lt;br&gt;</text:p>
            <text:p>&lt;sup&gt;2&lt;/sup&gt; FAVOR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liking; choice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 fo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ndness for women; amorous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-natur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; good de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6" calcext:value-type="float">
            <text:p>00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安</text:p>
          </table:table-cell>
          <table:table-cell/>
          <table:table-cell office:value-type="string" calcext:value-type="string">
            <text:p>&lt;sup&gt;1&lt;/sup&gt; PEACEFUL&lt;br&gt;</text:p>
            <text:p>&lt;sup&gt;2&lt;/sup&gt; INEXPEN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 of mind, rel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, compo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tranqu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xpensive, ch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 ten yen [foreign exchange market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7" calcext:value-type="float">
            <text:p>00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案</text:p>
          </table:table-cell>
          <table:table-cell/>
          <table:table-cell office:value-type="string" calcext:value-type="string">
            <text:p>PROPOSAL, plan, id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ut, contrive, dev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a plan, devise, d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a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eared, sure en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nder; worry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8" calcext:value-type="float">
            <text:p>00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字</text:p>
          </table:table-cell>
          <table:table-cell/>
          <table:table-cell office:value-type="string" calcext:value-type="string">
            <text:p>CHARAC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vable type, printing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 form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man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al form of kanj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haracter/pr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9" calcext:value-type="float">
            <text:p>00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学</text:p>
          </table:table-cell>
          <table:table-cell/>
          <table:table-cell office:value-type="string" calcext:value-type="string">
            <text:p>&lt;sup&gt;1&lt;/sup&gt; STUDY&lt;br&gt;</text:p>
            <text:p>&lt;sup&gt;2&lt;/sup&gt;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scholastic a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 a school, matricu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0" calcext:value-type="float">
            <text:p>01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父</text:p>
          </table:table-cell>
          <table:table-cell/>
          <table:table-cell office:value-type="string" calcext:value-type="string">
            <text:p>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, daddy, pap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20:22:46.0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23:40:09.061000000</meta:creation-date>
    <meta:generator>LibreOffice/7.2.7.2$Windows_X86_64 LibreOffice_project/8d71d29d553c0f7dcbfa38fbfda25ee34cce99a2</meta:generator>
    <dc:date>2022-06-02T02:07:12.708000000</dc:date>
    <meta:editing-duration>PT8H8M5S</meta:editing-duration>
    <meta:editing-cycles>25</meta:editing-cycles>
    <meta:document-statistic meta:table-count="1" meta:cell-count="1977" meta:object-count="0"/>
  </office:meta>
</office:document-meta>
</file>